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24005592850080142" text:style-name="L1">
        <text:list-item>
          <text:p text:style-name="P1">Map 2 doesn't seem to be loaded by FileSystemLiaison (probably an issue with the MapRegistry)</text:p>
        </text:list-item>
        <text:list-item>
          <text:p text:style-name="P1">Movement of the camera via the right and middle mouse buttons is far too fast.</text:p>
        </text:list-item>
        <text:list-item>
          <text:p text:style-name="P1">Escape menu cannot open when application is in full-screen mode, as the Escape button takes it out of full screen mode.</text:p>
        </text:list-item>
        <text:list-item>
          <text:p text:style-name="P1">Session saving does not work.</text:p>
        </text:list-item>
        <text:list-item>
          <text:p text:style-name="P1">Various audio elements seem to be playing at different volumes (menu exiting and object destruction sound too loud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2S</meta:editing-duration>
    <meta:editing-cycles>4</meta:editing-cycles>
    <meta:generator>OpenOffice/4.1.1$Win32 OpenOffice.org_project/411m6$Build-9775</meta:generator>
    <dc:date>2017-07-11T11:18:49.35</dc:date>
    <meta:document-statistic meta:table-count="0" meta:image-count="0" meta:object-count="0" meta:page-count="1" meta:paragraph-count="5" meta:word-count="79" meta:character-count="440"/>
    <meta:user-defined meta:name="Info 1"/>
    <meta:user-defined meta:name="Info 2"/>
    <meta:user-defined meta:name="Info 3"/>
    <meta:user-defined meta:name="Info 4"/>
  </office:meta>
</office:document-meta>
</file>